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1.039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rect draw:style-name="gr1" draw:text-style-name="P1" draw:layer="layout" svg:width="5.159cm" svg:height="1.192cm" svg:x="4.619cm" svg:y="3.039cm" draw:corner-radius="0.5cm">
            <text:p/>
          </draw:rect>
          <draw:frame draw:style-name="gr2" draw:text-style-name="P3" draw:layer="layout" svg:width="5.146cm" svg:height="0.738cm" svg:x="4.736cm" svg:y="3.211cm">
            <draw:text-box>
              <text:p text:style-name="P2"><text:span text:style-name="T1">languages/pico/extract/Pico</text:span></text:p>
            </draw:text-box>
          </draw:frame>
        </draw:g>
        <draw:g>
          <draw:rect draw:style-name="gr3" draw:text-style-name="P1" draw:layer="layout" svg:width="3.515cm" svg:height="1.192cm" svg:x="2.676cm" svg:y="5.946cm" draw:corner-radius="0.5cm">
            <text:p/>
          </draw:rect>
          <draw:frame draw:style-name="gr4" draw:text-style-name="P3" draw:layer="layout" svg:width="3.216cm" svg:height="0.738cm" svg:x="2.926cm" svg:y="6.142cm">
            <draw:text-box>
              <text:p text:style-name="P2"><text:span text:style-name="T1">utilities/PosInfo</text:span></text:p>
            </draw:text-box>
          </draw:frame>
        </draw:g>
        <draw:g draw:id="id1">
          <draw:rect draw:style-name="gr5" draw:text-style-name="P1" draw:layer="layout" svg:width="5.428cm" svg:height="1.192cm" svg:x="4.501cm" svg:y="0.313cm" draw:corner-radius="0.5cm">
            <text:p/>
          </draw:rect>
          <draw:frame draw:style-name="gr6" draw:text-style-name="P3" draw:layer="layout" svg:width="4.968cm" svg:height="0.738cm" svg:x="4.639cm" svg:y="0.537cm">
            <draw:text-box>
              <text:p text:style-name="P2"><text:span text:style-name="T1">languages/pico/syntax/Pico</text:span></text:p>
            </draw:text-box>
          </draw:frame>
        </draw:g>
        <draw:g>
          <draw:rect draw:style-name="gr7" draw:text-style-name="P1" draw:layer="layout" svg:width="3.626cm" svg:height="1.192cm" svg:x="8.639cm" svg:y="5.906cm" draw:corner-radius="0.5cm">
            <text:p/>
          </draw:rect>
          <draw:frame draw:style-name="gr8" draw:text-style-name="P3" draw:layer="layout" svg:width="3.11cm" svg:height="0.738cm" svg:x="8.759cm" svg:y="6.102cm">
            <draw:text-box>
              <text:p text:style-name="P2"><text:span text:style-name="T1">utilities/Parsing</text:span></text:p>
            </draw:text-box>
          </draw:frame>
        </draw:g>
        <draw:g>
          <draw:rect draw:style-name="gr9" draw:text-style-name="P1" draw:layer="layout" svg:width="3.198cm" svg:height="1.192cm" svg:x="10.908cm" svg:y="3.04cm" draw:corner-radius="0.5cm">
            <text:p/>
          </draw:rect>
          <draw:frame draw:style-name="gr10" draw:text-style-name="P3" draw:layer="layout" svg:width="2.962cm" svg:height="0.738cm" svg:x="11.158cm" svg:y="3.158cm">
            <draw:text-box>
              <text:p text:style-name="P2"><text:span text:style-name="T1">basic/Integers</text:span></text:p>
            </draw:text-box>
          </draw:frame>
        </draw:g>
        <draw:line draw:style-name="gr11" draw:text-style-name="P4" draw:layer="layout" svg:x1="10.379cm" svg:y1="5.872cm" svg:x2="8.643cm" svg:y2="4.214cm">
          <text:p/>
        </draw:line>
        <draw:line draw:style-name="gr11" draw:text-style-name="P4" draw:layer="layout" svg:x1="10.847cm" svg:y1="3.629cm" svg:x2="9.771cm" svg:y2="3.635cm">
          <text:p/>
        </draw:line>
        <draw:connector draw:style-name="gr12" draw:text-style-name="P4" draw:layer="layout" draw:type="line" svg:x1="7.215cm" svg:y1="1.505cm" svg:x2="7.25cm" svg:y2="3.039cm" draw:start-shape="id1" draw:start-glue-point="2" draw:end-shape="id2" draw:end-glue-point="0">
          <text:p/>
        </draw:connector>
        <draw:line draw:style-name="gr11" draw:text-style-name="P4" draw:layer="layout" svg:x1="4.419cm" svg:y1="5.973cm" svg:x2="5.931cm" svg:y2="4.253cm">
          <text:p/>
        </draw:line>
        <draw:g>
          <draw:rect draw:style-name="gr13" draw:text-style-name="P1" draw:layer="layout" svg:width="3.198cm" svg:height="1.192cm" svg:x="0.361cm" svg:y="3cm" draw:corner-radius="0.5cm">
            <text:p/>
          </draw:rect>
          <draw:frame draw:style-name="gr14" draw:text-style-name="P3" draw:layer="layout" svg:width="3.292cm" svg:height="0.738cm" svg:x="0.347cm" svg:y="3.22cm">
            <draw:text-box>
              <text:p text:style-name="P2"><text:span text:style-name="T1">utilities/RStores</text:span></text:p>
            </draw:text-box>
          </draw:frame>
        </draw:g>
        <draw:line draw:style-name="gr11" draw:text-style-name="P4" draw:layer="layout" svg:x1="3.551cm" svg:y1="3.59cm" svg:x2="4.669cm" svg:y2="3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1T21:52:02</dc:date>
    <dc:language>en-US</dc:language>
    <meta:editing-cycles>12</meta:editing-cycles>
    <meta:editing-duration>PT1H14M5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